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43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1.2118in"/>
    </style:style>
    <style:style style:name="co4" style:family="table-column">
      <style:table-column-properties fo:break-before="auto" style:column-width="1.1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Points Defined</text:p>
          </table:table-cell>
          <table:table-cell office:value-type="string">
            <text:p>Points Completed</text:p>
          </table:table-cell>
          <table:table-cell office:value-type="string">
            <text:p>Points Predicted</text:p>
          </table:table-cell>
        </table:table-row>
        <table:table-row table:style-name="ro1">
          <table:table-cell office:value-type="date" office:date-value="2010-09-13">
            <text:p>09/13/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date" office:date-value="2010-09-20">
            <text:p>09/20/10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date" office:date-value="2010-09-27">
            <text:p>09/27/10</text:p>
          </table:table-cell>
          <table:table-cell office:value-type="float" office:value="64">
            <text:p>64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date" office:date-value="2010-10-04">
            <text:p>10/04/10</text:p>
          </table:table-cell>
          <table:table-cell office:value-type="float" office:value="64">
            <text:p>64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date" office:date-value="2010-10-11">
            <text:p>10/11/10</text:p>
          </table:table-cell>
          <table:table-cell office:value-type="float" office:value="64">
            <text:p>64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date" office:date-value="2010-10-18">
            <text:p>10/18/10</text:p>
          </table:table-cell>
          <table:table-cell office:value-type="float" office:value="64">
            <text:p>64</text:p>
          </table:table-cell>
          <table:table-cell/>
          <table:table-cell office:value-type="float" office:value="64">
            <text:p>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>
            <draw:frame table:end-cell-address="Sheet1.H25" table:end-x="0.5953in" table:end-y="0.1579in" draw:z-index="0" draw:style-name="gr1" svg:width="6.3972in" svg:height="2.7535in" svg:x="0.2193in" svg:y="0.0831in">
              <draw:object draw:notify-on-update-of-ranges="Sheet1.A1:Sheet1.A1 Sheet1.A2:Sheet1.A7 Sheet1.B1:Sheet1.B1 Sheet1.B2:Sheet1.B7 Sheet1.C1:Sheet1.C1 Sheet1.C2:Sheet1.C7 Sheet1.D1:Sheet1.D1 Sheet1.D2:Sheet1.D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09/27/2010</text:date>, <text:time>20:2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Harrington</meta:initial-creator>
    <meta:creation-date>2010-09-20T22:24:29</meta:creation-date>
    <dc:date>2010-09-27T20:23:18</dc:date>
    <dc:creator>Michael Harrington</dc:creator>
    <meta:editing-duration>PT00H17M11S</meta:editing-duration>
    <meta:editing-cycles>2</meta:editing-cycles>
    <meta:generator>OpenOffice.org/3.1$Unix OpenOffice.org_project/310m19$Build-9420</meta:generator>
    <meta:document-statistic meta:table-count="3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dash" draw:stroke-dash="Fine_20_Dashed"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25cm" svg:height="6.995cm" chart:class="chart:line" chart:style-name="ch1">
        <chart:title svg:x="7.146cm" svg:y="0.14cm" chart:style-name="ch2">
          <text:p>Pantheon</text:p>
        </chart:title>
        <chart:legend chart:legend-position="end" svg:x="13.062cm" svg:y="2.828cm" chart:style-name="ch3"/>
        <chart:plot-area chart:style-name="ch4" table:cell-range-address="Sheet1.A1:Sheet1.D7" chart:data-source-has-labels="both" svg:x="0.325cm" svg:y="0.792cm" svg:width="12.412cm" svg:height="5.925cm">
          <chart:axis chart:dimension="x" chart:name="primary-x" chart:style-name="ch5"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line">
            <chart:data-point chart:repeated="6"/>
          </chart:series>
          <chart:series chart:style-name="ch8" chart:values-cell-range-address="Sheet1.C2:Sheet1.C7" chart:label-cell-address="Sheet1.C1:Sheet1.C1" chart:class="chart:line">
            <chart:data-point chart:repeated="6"/>
          </chart:series>
          <chart:series chart:style-name="ch9" chart:values-cell-range-address="Sheet1.D2:Sheet1.D7" chart:label-cell-address="Sheet1.D1:Sheet1.D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Points Defined</text:p>
              </table:table-cell>
              <table:table-cell office:value-type="string">
                <text:p text:id="Sheet1.C1:Sheet1.C1">Points Completed</text:p>
              </table:table-cell>
              <table:table-cell office:value-type="string">
                <text:p text:id="Sheet1.D1:Sheet1.D1">Points Predicted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7">09/13/10</text:p>
              </table:table-cell>
              <table:table-cell office:value-type="float" office:value="14">
                <text:p text:id="Sheet1.B2:Sheet1.B7">14</text:p>
              </table:table-cell>
              <table:table-cell office:value-type="float" office:value="0">
                <text:p text:id="Sheet1.C2:Sheet1.C7">0</text:p>
              </table:table-cell>
              <table:table-cell office:value-type="float" office:value="1.#NAN">
                <text:p text:id="Sheet1.D2:Sheet1.D7">1.#NAN</text:p>
              </table:table-cell>
            </table:table-row>
            <table:table-row>
              <table:table-cell office:value-type="string">
                <text:p>09/20/10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9/27/10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/04/10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/11/10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/18/10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